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office:automatic-styles>
  <office:body>
    <office:text>
      <text:p text:style-name="Title">SQL Server</text:p>
      <text:p text:style-name="Subtitle">Readme.rmd</text:p>
      <text:p text:style-name="Author">Sergio Pedro R Oliveira</text:p>
      <text:p text:style-name="Date">2022-06-02</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identity-constraints-e-descrição-de-tabelas"/>5 Modulo 26 - <text:span text:style-name="T1">IDENTITY</text:span>, <text:span text:style-name="T1">CONSTRAINTS</text:span> e descrição de tabelas<text:bookmark-end text:name="modulo-26---identity-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USE</text:span> - Conectando a um banco de dados.<text:line-break/></text:p>
          <text:list text:style-name="L40">
            <text:list-item>
              <text:p text:style-name="P40">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 - Criação de banco de dados.<text:line-break/></text:p>
          <text:list text:style-name="L41">
            <text:list-item>
              <text:p text:style-name="P41">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ALTER TABLE</text:span> - Adiciona regras (<text:span text:style-name="T1">CONSTRAINT</text:span>) a tabelas.<text:line-break/></text:p>
          <text:list text:style-name="L42">
            <text:list-item>
              <text:p text:style-name="P42">É uma boa prática o uso de <text:span text:style-name="T1">ALTER TABLE</text:span> para normalizar o nome salvo das regras no sistema. Facilita a pesquisa posteriormente.<text:line-break/></text:p>
            </text:list-item>
            <text:list-item>
              <text:p text:style-name="P42">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2">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 - Inserindo novos registros numa tabela.<text:line-break/></text:p>
          <text:list text:style-name="L43">
            <text:list-item>
              <text:p text:style-name="P43">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3">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3">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
      <text:p text:style-name="Pagebreak"/>
      <text:h text:style-name="Heading_20_2" text:outline-level="2"><text:bookmark-start text:name="regras---constraints"/>5.2 Regras - <text:span text:style-name="T1">CONSTRAINTS</text:span><text:bookmark-end text:name="regras---constraints"/></text:h>
      <text:h text:style-name="Heading_20_3" text:outline-level="3"><text:bookmark-start text:name="identity"/>5.2.1 <text:span text:style-name="T1">IDENTITY</text:span><text:bookmark-end text:name="identity"/></text:h>
      <text:list text:style-name="L44">
        <text:list-item>
          <text:p text:style-name="P44">Exerce a mesma função que <text:span text:style-name="T1">AUTO_INCREMENT</text:span> no <text:span text:style-name="T1">MySQL</text:span>, incrementar automaticamente a coluna determinada.<text:line-break/></text:p>
        </text:list-item>
        <text:list-item>
          <text:p text:style-name="P44">Trás de novo a opção de argumentos “<text:span text:style-name="T1">IDENTITY</text:span>(<text:span text:style-name="T2">1º_nº</text:span>,<text:span text:style-name="T2">2º_nº</text:span>)”:<text:line-break/></text:p>
          <text:list text:style-name="L45">
            <text:list-item>
              <text:p text:style-name="P45">O primeiro número é onde começa.<text:line-break/></text:p>
            </text:list-item>
            <text:list-item>
              <text:p text:style-name="P45">O segundo numero é quanto incrementa a cada vez.<text:line-break/></text:p>
            </text:list-item>
          </text:list>
        </text:list-item>
        <text:list-item>
          <text:p text:style-name="P44">É possivel suprimir os argumentos, onde “<text:span text:style-name="T1">IDENTITY</text:span> = <text:span text:style-name="T1">IDENTITY</text:span>(1,1)”.<text:line-break/></text:p>
        </text:list-item>
        <text:list-item>
          <text:p text:style-name="P44">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44">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44">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46">
        <text:list-item>
          <text:p text:style-name="P46"><text:span text:style-name="T1">PRIMARY KEY</text:span> (<text:span text:style-name="T1">PK</text:span>)<text:line-break/></text:p>
          <text:list text:style-name="L47">
            <text:list-item>
              <text:p text:style-name="P47">Toda tabela necessita de pelo menos um campo que identifique todo registro como sendo único (é o que chamamos de “<text:span text:style-name="T2">Chave Primaria</text:span>” ou “<text:span text:style-name="T1">Primary Key</text:span>”).<text:line-break/></text:p>
            </text:list-item>
            <text:list-item>
              <text:p text:style-name="P47">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46"><text:span text:style-name="T1">FOREIGN KEY</text:span> (<text:span text:style-name="T1">FK</text:span>)<text:line-break/></text:p>
          <text:list text:style-name="L48">
            <text:list-item>
              <text:p text:style-name="P48">Cria uma relação entre duas tabelas, atraves de uma <text:span text:style-name="T2">chave estrangeira</text:span> na tabela.<text:line-break/></text:p>
            </text:list-item>
            <text:list-item>
              <text:p text:style-name="P48">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48">Observações:</text:p>
              <text:list text:style-name="L49">
                <text:list-item>
                  <text:p text:style-name="P49">A <text:span text:style-name="T2">tabela-recebe</text:span> é a tabela que vai receber a regra <text:span text:style-name="T1">FK</text:span>.<text:line-break/></text:p>
                </text:list-item>
                <text:list-item>
                  <text:p text:style-name="P49">A <text:span text:style-name="T2">coluna_FK</text:span> é a coluna especifica na tabela, que recebe a regra, que vai servir para fazer a ligação (relação).<text:line-break/></text:p>
                </text:list-item>
                <text:list-item>
                  <text:p text:style-name="P49">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46"><text:span text:style-name="T1">CHECK</text:span> (<text:span text:style-name="T1">CK</text:span>)<text:line-break/></text:p>
          <text:list text:style-name="L50">
            <text:list-item>
              <text:p text:style-name="P50">Verifica (checa) se determinada coluna os valores dos dados são iguais aos especificados.<text:line-break/></text:p>
            </text:list-item>
            <text:list-item>
              <text:p text:style-name="P50">Um substituto no <text:span text:style-name="T1">SQL Server</text:span> ao <text:span text:style-name="T1">ENUM</text:span> no <text:span text:style-name="T1">MySQL</text:span>.<text:line-break/></text:p>
            </text:list-item>
            <text:list-item>
              <text:p text:style-name="P50">Pode ser usado tanto na criação de tabela (<text:span text:style-name="T1">CREATE TABLE</text:span>) quanto na alteração de tabelas (<text:span text:style-name="T1">ALTER TABLE</text:span>).<text:line-break/></text:p>
            </text:list-item>
            <text:list-item>
              <text:p text:style-name="P50">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46"><text:span text:style-name="T1">UNIQUE</text:span> (<text:span text:style-name="T1">UQ</text:span>)<text:line-break/></text:p>
          <text:list text:style-name="L51">
            <text:list-item>
              <text:p text:style-name="P51">A restrição <text:span text:style-name="T1">UNIQUE</text:span> garante que todos os valores em uma coluna sejam diferentes.<text:line-break/></text:p>
            </text:list-item>
            <text:list-item>
              <text:p text:style-name="P51">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2">
        <text:list-item>
          <text:p text:style-name="P52">No <text:span text:style-name="T1">SQL Server</text:span> a descriação de uma tabela é atraves de <text:span text:style-name="T1">PROCEDURES</text:span>.<text:line-break/></text:p>
        </text:list-item>
        <text:list-item>
          <text:p text:style-name="P52"><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53">
        <text:list-item>
          <text:p text:style-name="P53"><text:span text:style-name="T1">SP_COLUMNS</text:span> é igual a <text:span text:style-name="T1">DESC</text:span>, no <text:span text:style-name="T1">MySQL</text:span>.<text:line-break/></text:p>
        </text:list-item>
        <text:list-item>
          <text:p text:style-name="P53">Faz uma descrição da tabela:<text:line-break/></text:p>
          <text:list text:style-name="L54">
            <text:list-item>
              <text:p text:style-name="P54">Nome das colunas<text:line-break/></text:p>
            </text:list-item>
            <text:list-item>
              <text:p text:style-name="P54"><text:span text:style-name="T2">Tipo</text:span> de cada coluna<text:line-break/></text:p>
            </text:list-item>
            <text:list-item>
              <text:p text:style-name="P54"><text:span text:style-name="T2">Regras</text:span> em cada coluna<text:line-break/></text:p>
            </text:list-item>
            <text:list-item>
              <text:p text:style-name="P54">…<text:line-break/></text:p>
            </text:list-item>
          </text:list>
        </text:list-item>
        <text:list-item>
          <text:p text:style-name="P53">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55">
        <text:list-item>
          <text:p text:style-name="P55"><text:span text:style-name="T1">SP_HELP</text:span> é igual ao <text:span text:style-name="T1">SHOW CREATE TABLE</text:span>, no <text:span text:style-name="T1">MySQL</text:span>.<text:line-break/></text:p>
        </text:list-item>
        <text:list-item>
          <text:p text:style-name="P55">Faz uma descrição mais detalha da tabela que <text:span text:style-name="T1">SP_COLUMNS</text:span>:<text:line-break/></text:p>
          <text:list text:style-name="L56">
            <text:list-item>
              <text:p text:style-name="P56">Quem criou a tabela.<text:line-break/></text:p>
            </text:list-item>
            <text:list-item>
              <text:p text:style-name="P56">Permissões.<text:line-break/></text:p>
            </text:list-item>
            <text:list-item>
              <text:p text:style-name="P56">Datas importantes (criação e modificação).<text:line-break/></text:p>
            </text:list-item>
            <text:list-item>
              <text:p text:style-name="P56">…<text:line-break/></text:p>
            </text:list-item>
          </text:list>
        </text:list-item>
        <text:list-item>
          <text:p text:style-name="P55">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observações"/>6 Observações<text:bookmark-end text:name="observações"/></text:h>
      <text:h text:style-name="Heading_20_2" text:outline-level="2"><text:bookmark-start text:name="problemas-para-fazer-login-o-ssms"/>6.1 Problemas para fazer <text:span text:style-name="T2">login</text:span> o <text:span text:style-name="T1">SSMS</text:span><text:bookmark-end text:name="problemas-para-fazer-login-o-ssms"/></text:h>
      <text:list text:style-name="L57">
        <text:list-item>
          <text:p text:style-name="P57">Caso o <text:span text:style-name="T1">SSMS</text:span> não identifique o usuário “sa” e senha como deveria, seguir os seguintes passos:<text:line-break/></text:p>
          <text:list text:style-name="L58">
            <text:list-item>
              <text:p text:style-name="P58">Desabilitar temporariamente o antivirus do computados.<text:line-break/></text:p>
            </text:list-item>
            <text:list-item>
              <text:p text:style-name="P58">Desabilitar o “<text:span text:style-name="T1">firewall</text:span>” do computados.<text:line-break/>“Painel de Controle\Sistema e Segurança\Windows Defender Firewall\Personalizar Configurações”<text:line-break/></text:p>
            </text:list-item>
            <text:list-item>
              <text:p text:style-name="P58">Abrir o <text:span text:style-name="T2">instalador</text:span> de <text:span text:style-name="T1">SQL Server</text:span> e pedir para “<text:span text:style-name="T1">Reparar</text:span>”.<text:line-break/></text:p>
            </text:list-item>
            <text:list-item>
              <text:p text:style-name="P58">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gras-constraints-no-dicionario-de-dados---sistema-boas-práticas"/>6.2 Abreviações do nome de regras (<text:span text:style-name="T1">CONSTRAINTS</text:span>) no dicionario de dados - sistema (boas práticas)<text:bookmark-end text:name="abreviações-do-nome-de-regras-constraints-no-dicionario-de-dados---sistema-boas-práticas"/></text:h>
      <text:list text:style-name="L59">
        <text:list-item>
          <text:p text:style-name="P59">Padronização do nome de regras salvas no sistema.<text:line-break/></text:p>
        </text:list-item>
        <text:list-item>
          <text:p text:style-name="P59">Abreviações do nome de regras (<text:span text:style-name="T1">CONSTRAINTS</text:span>), para salvar no sistema por meio do <text:span text:style-name="T1">ALTER TABLE</text:span>.<text:line-break/></text:p>
          <text:list text:style-name="L60">
            <text:list-item>
              <text:p text:style-name="P60">‘<text:span text:style-name="T1">PK</text:span>’ é abreviação de “<text:span text:style-name="T1">PRIMARY KEY</text:span>”<text:line-break/></text:p>
            </text:list-item>
            <text:list-item>
              <text:p text:style-name="P60">‘<text:span text:style-name="T1">FK</text:span>’ é abreviação de “<text:span text:style-name="T1">FOERIGN</text:span>”<text:line-break/></text:p>
            </text:list-item>
            <text:list-item>
              <text:p text:style-name="P60">‘<text:span text:style-name="T1">UQ</text:span>’ é abreviação de “<text:span text:style-name="T1">UNIQUE</text:span>”<text:line-break/></text:p>
            </text:list-item>
            <text:list-item>
              <text:p text:style-name="P60">‘<text:span text:style-name="T1">CK</text:span>’ é abreviação de “<text:span text:style-name="T1">CHECK</text:span>”<text:line-break/></text:p>
            </text:list-item>
          </text:list>
        </text:list-item>
      </text:list>
      <text:p text:style-name="Pagebreak"/>
      <text:h text:style-name="Heading_20_1" text:outline-level="1"><text:bookmark-start text:name="andamento-dos-estudos"/>7 Andamento dos Estudos<text:bookmark-end text:name="andamento-dos-estudos"/></text:h>
      <text:h text:style-name="Heading_20_2" text:outline-level="2"><text:bookmark-start text:name="assunto-em-andamento"/>7.1 Assunto em andamento<text:bookmark-end text:name="assunto-em-andamento"/></text:h>
      <text:p text:style-name="First_20_paragraph">Atualmente estou estudando Módulo 26 - AULA 9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02T10:29:27Z</meta:creation-date>
    <dc:date>2022-06-02T10:29:27Z</dc:date>
    <meta:user-defined meta:name="date" meta:value-type="string">2022-06-02</meta:user-defined>
    <meta:user-defined meta:name="output" meta:value-type="string"/>
    <meta:user-defined meta:name="subtitle" meta:value-type="string">Readme.rmd</meta:user-defined>
  </office:meta>
</office:document-meta>
</file>